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ERALTA CONDORI ROCEN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790280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4790280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PERALTA CONDORI ROCEND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790280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97 354 98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GONZALES URRUTIA JORGE LUI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4790280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8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8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1/07/2021</text:p>
          </table:table-cell>
          <table:table-cell table:style-name="Tabla2.A3" office:value-type="string">
            <text:p text:style-name="P16">95408</text:p>
          </table:table-cell>
          <table:table-cell table:style-name="Tabla2.D3" office:value-type="string">
            <text:p text:style-name="P17">8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0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1T18:57:4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